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5000000B153E92D36.png"/>
  <manifest:file-entry manifest:media-type="image/png" manifest:full-path="Pictures/1000000000000211000001BE56A58F3C.png"/>
  <manifest:file-entry manifest:media-type="image/png" manifest:full-path="Pictures/10000000000002DE0000006EB24C20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81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01cm" svg:height="2.222cm" svg:x="15.596cm" svg:y="8.293cm">
          <draw:image xlink:href="Pictures/1000000000000211000001BE56A58F3C.png" xlink:type="simple" xlink:show="embed" xlink:actuate="onLoad">
            <text:p/>
          </draw:image>
        </draw:frame>
        <draw:frame draw:style-name="gr2" draw:text-style-name="P2" draw:layer="layout" svg:width="8.255cm" svg:height="1.831cm" svg:x="2.896cm" svg:y="8.928cm">
          <draw:text-box>
            <text:p text:style-name="P2"><text:span text:style-name="T1">Neonlamp</text:span></text:p>
          </draw:text-box>
        </draw:frame>
        <draw:g>
          <draw:frame draw:style-name="gr1" draw:text-style-name="P1" draw:layer="layout" svg:width="19.226cm" svg:height="7.015cm" draw:transform="rotate (3.1415926535892) translate (28.112cm 7.371cm)">
            <draw:image xlink:href="Pictures/10000000000001E5000000B153E92D36.png" xlink:type="simple" xlink:show="embed" xlink:actuate="onLoad">
              <text:p/>
            </draw:image>
          </draw:frame>
          <draw:custom-shape draw:style-name="gr3" draw:text-style-name="P1" draw:layer="layout" svg:width="21.724cm" svg:height="2.54cm" draw:transform="rotate (3.1415926535892) translate (30.335cm 3.02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1.724cm" svg:height="2.54cm" draw:transform="rotate (3.1415926535892) translate (30.469cm 7.68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626cm" svg:height="3.81cm" draw:transform="rotate (3.1415926535892) translate (29.516cm 6.10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626cm" svg:height="3.81cm" draw:transform="rotate (3.1415926535892) translate (12.371cm 5.148cm)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4.923cm" svg:height="2.54cm" draw:transform="rotate (3.1415926535892) translate (25.439cm 16.208cm)">
          <draw:image xlink:href="Pictures/10000000000002DE0000006EB24C20D7.png" xlink:type="simple" xlink:show="embed" xlink:actuate="onLoad">
            <text:p/>
          </draw:image>
        </draw:frame>
        <draw:custom-shape draw:style-name="gr4" draw:text-style-name="P1" draw:layer="layout" svg:width="5.08cm" svg:height="2.223cm" svg:x="10.516cm" svg:y="8.2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0.635cm" svg:x="10.516cm" svg:y="7.9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0.635cm" svg:x="10.198cm" svg:y="10.5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55cm" svg:height="1.831cm" svg:x="2.896cm" svg:y="14.06cm">
          <draw:text-box>
            <text:p text:style-name="P2"><text:span text:style-name="T1">Halogeenlamp</text:span></text:p>
          </draw:text-box>
        </draw:frame>
        <draw:frame draw:style-name="gr2" draw:text-style-name="P2" draw:layer="layout" svg:width="8.255cm" svg:height="1.831cm" svg:x="2.578cm" svg:y="3.213cm">
          <draw:text-box>
            <text:p text:style-name="P2"><text:span text:style-name="T1">gloeilam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571cm" svg:x="1cm" svg:y="2.635cm" draw:page-number="1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2.551cm" svg:x="2.376cm" svg:y="5.441cm" presentation:class="outline" presentation:placeholder="true">
        <draw:text-box/>
      </draw:frame>
      <draw:frame presentation:style-name="Mpr1" draw:text-style-name="MP1" draw:layer="backgroundobjects" svg:width="6.457cm" svg:height="1.311cm" svg:x="2.376cm" svg:y="18.31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6cm" svg:height="1.311cm" svg:x="10.47cm" svg:y="18.31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7cm" svg:height="1.311cm" svg:x="20.864cm" svg:y="18.31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1-22T17:03:21</meta:creation-date>
    <meta:editing-duration>PT00H14M40S</meta:editing-duration>
    <meta:editing-cycles>2</meta:editing-cycles>
    <meta:print-date>2010-11-22T18:20:58</meta:print-date>
    <dc:date>2010-11-22T19:03:35</dc:date>
    <meta:generator>OpenOffice.org/3.1$Unix OpenOffice.org_project/310m21$Build-9319</meta:generator>
    <meta:document-statistic meta:object-count="37"/>
  </office:meta>
</office:document-meta>
</file>